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</text:p>
      <text:p text:style-name="Standard">&lt;html&gt;</text:p>
      <text:p text:style-name="Standard">&lt;body&gt;</text:p>
      <text:p text:style-name="Standard"/>
      <text:p text:style-name="Standard">&lt;div onmousedown="mDown(this)" onmouseup="mUp(this)"</text:p>
      <text:p text:style-name="Standard">style="background-color:#D94A38;width:90px;height:20px;padding:40px;"&gt;</text:p>
      <text:p text:style-name="Standard">Click Me&lt;/div&gt;</text:p>
      <text:p text:style-name="Standard"/>
      <text:p text:style-name="Standard">&lt;script&gt;</text:p>
      <text:p text:style-name="Standard">function mDown(obj) {</text:p>
      <text:p text:style-name="Standard"><text:s text:c="2"/>obj.style.backgroundColor = "#1ec5e5";</text:p>
      <text:p text:style-name="Standard"><text:s text:c="2"/>obj.innerHTML = "Release Me";</text:p>
      <text:p text:style-name="Standard">}</text:p>
      <text:p text:style-name="Standard"/>
      <text:p text:style-name="Standard">function mUp(obj) {</text:p>
      <text:p text:style-name="Standard"><text:s text:c="2"/>obj.style.backgroundColor="#D94A38";</text:p>
      <text:p text:style-name="Standard"><text:s text:c="2"/>obj.innerHTML="Thank You";</text:p>
      <text:p text:style-name="Standard">}</text:p>
      <text:p text:style-name="Standard">&lt;/script&gt;</text:p>
      <text:p text:style-name="Standard"/>
      <text:p text:style-name="Standard">&lt;/body&gt;</text:p>
      <text:p text:style-name="Standard">&lt;/html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9:08:34.582715563</meta:creation-date>
    <dc:date>2019-03-01T19:08:51.950051145</dc:date>
    <meta:editing-duration>PT17S</meta:editing-duration>
    <meta:editing-cycles>1</meta:editing-cycles>
    <meta:document-statistic meta:table-count="0" meta:image-count="0" meta:object-count="0" meta:page-count="1" meta:paragraph-count="18" meta:word-count="32" meta:character-count="374" meta:non-whitespace-character-count="351"/>
    <meta:generator>LibreOffice/6.0.7.3$Linux_X86_64 LibreOffice_project/00m0$Build-3</meta:generator>
  </office:meta>
</office:document-meta>
</file>